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CodeAndEqualsSafe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asWrappedMocks( Collection &lt; ? &gt; moc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hCodeAndEqualsSafeSe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remove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containsAll( Collection &lt; ?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ashCodeAndEqualsSafeSet.of( Object ...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removeAll( Collection &lt; ?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retainAll( Collection &lt; ?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.add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toArray( T [ ] typed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shCodeAndEqualsSafeSet.addAll( Collection &lt; ?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unwrapTo( 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hCodeAndEqualsSafe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contains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CodeAndEqualsSafeSet.of( Iterable &lt; Object &gt; objec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hCodeAndEqualsSafe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